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1000000BE7B942D6293F9E0DF.png" manifest:media-type="image/png"/>
  <manifest:file-entry manifest:full-path="Pictures/1000000100000080000000802F260AA07D3ACAE1.png" manifest:media-type="image/png"/>
  <manifest:file-entry manifest:full-path="Pictures/100000010000015D00000084394D7018E224466C.png" manifest:media-type="image/png"/>
  <manifest:file-entry manifest:full-path="Pictures/1000000100000295000000BD3D5A28046E03AFF7.png" manifest:media-type="image/png"/>
  <manifest:file-entry manifest:full-path="Pictures/10000001000001050000005392AA8BEDA1892158.png" manifest:media-type="image/png"/>
  <manifest:file-entry manifest:full-path="Pictures/100000010000011E00000044A39D2E24B63D3037.png" manifest:media-type="image/png"/>
  <manifest:file-entry manifest:full-path="Pictures/10000001000000C0000000C72EFF7F4642D5805A.png" manifest:media-type="image/png"/>
  <manifest:file-entry manifest:full-path="Pictures/10000001000007800000048848EF3C9021B52829.png" manifest:media-type="image/png"/>
  <manifest:file-entry manifest:full-path="Pictures/10000001000001F6000001FB58D5C7073BE719B6.png" manifest:media-type="image/png"/>
  <manifest:file-entry manifest:full-path="Pictures/10000001000000BA000000A8DB8CE69F3B775D7F.png" manifest:media-type="image/png"/>
  <manifest:file-entry manifest:full-path="Pictures/10000001000000C8000000577911F1388E260237.png" manifest:media-type="image/png"/>
  <manifest:file-entry manifest:full-path="Pictures/10000001000001FC00000214D78BEBC480AED345.png" manifest:media-type="image/png"/>
  <manifest:file-entry manifest:full-path="Pictures/10000001000001FD000000DDEE7EF9CF7178450D.png" manifest:media-type="image/png"/>
  <manifest:file-entry manifest:full-path="Pictures/100000010000030A00000036AC97D553CE33444E.png" manifest:media-type="image/png"/>
  <manifest:file-entry manifest:full-path="Pictures/10000001000000C400000094A6EB7C527C535F25.png" manifest:media-type="image/png"/>
  <manifest:file-entry manifest:full-path="Pictures/10000001000001A40000004B9B42F51A029166E9.png" manifest:media-type="image/png"/>
  <manifest:file-entry manifest:full-path="Pictures/10000001000000CC0000007582D70FE15A99B4B9.png" manifest:media-type="image/png"/>
  <manifest:file-entry manifest:full-path="Pictures/100000010000024D000001D7F5F47A58C4A13DA6.png" manifest:media-type="image/png"/>
  <manifest:file-entry manifest:full-path="Pictures/1000000100000138000000A6DF76BD2DF1FCFA65.png" manifest:media-type="image/png"/>
  <manifest:file-entry manifest:full-path="Pictures/10000001000000E3000000BA79F2B17E0A1EC15B.png" manifest:media-type="image/png"/>
  <manifest:file-entry manifest:full-path="Pictures/10000001000001070000011ACCF174BE179FB72C.png" manifest:media-type="image/png"/>
  <manifest:file-entry manifest:full-path="Pictures/10000001000000E6000000814FF76419B41F4E2B.png" manifest:media-type="image/png"/>
  <manifest:file-entry manifest:full-path="Pictures/10000001000000410000001B8644AC7E75154695.png" manifest:media-type="image/png"/>
  <manifest:file-entry manifest:full-path="Pictures/100000010000009C000000364C78BFC2003985E5.png" manifest:media-type="image/png"/>
  <manifest:file-entry manifest:full-path="Pictures/100000010000009C0000004084B27008643F1962.png" manifest:media-type="image/png"/>
  <manifest:file-entry manifest:full-path="Pictures/100000010000012E00000036557FB55010A3A904.png" manifest:media-type="image/png"/>
  <manifest:file-entry manifest:full-path="Pictures/100000010000027F0000019C61B071EBB24A157B.png" manifest:media-type="image/png"/>
  <manifest:file-entry manifest:full-path="Pictures/10000001000000C000000112CD0FDAABE87A0998.png" manifest:media-type="image/png"/>
  <manifest:file-entry manifest:full-path="Pictures/10000001000000DC00000067BDD1E0CA5B93FA19.png" manifest:media-type="image/png"/>
  <manifest:file-entry manifest:full-path="Pictures/10000001000000E2000000C5E49D1E77D735689E.png" manifest:media-type="image/png"/>
  <manifest:file-entry manifest:full-path="Pictures/100000010000005600000052A95765CA3F7C9C66.png" manifest:media-type="image/png"/>
  <manifest:file-entry manifest:full-path="Pictures/100000010000004900000044C47342B14DE3ACB1.png" manifest:media-type="image/png"/>
  <manifest:file-entry manifest:full-path="Pictures/10000001000001DE000000D70B350BAB08D0FDD4.png" manifest:media-type="image/png"/>
  <manifest:file-entry manifest:full-path="Pictures/100000010000014B000000C6AC079BE31743D90C.png" manifest:media-type="image/png"/>
  <manifest:file-entry manifest:full-path="Pictures/1000000100000061000000AC3DC5F6E7902B52FB.png" manifest:media-type="image/png"/>
  <manifest:file-entry manifest:full-path="Pictures/100000010000010C0000005F6895D447FFF91A38.png" manifest:media-type="image/png"/>
  <manifest:file-entry manifest:full-path="Pictures/10000001000000900000012DB16B78B278E4B8A9.png" manifest:media-type="image/png"/>
  <manifest:file-entry manifest:full-path="Pictures/100000010000002B000000484FBF78C6669BBDA2.png" manifest:media-type="image/png"/>
  <manifest:file-entry manifest:full-path="Pictures/10000001000000520000005E55437BB3F377F2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cm" fo:margin-bottom="0cm"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text-properties fo:color="#808080" loext:opacity="100%" style:font-name="Lato" fo:font-size="9.75pt" fo:font-weight="normal" officeooo:paragraph-rsid="00186cbc"/>
    </style:style>
    <style:style style:name="P11"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12" style:family="paragraph" style:parent-style-name="Standard">
      <style:text-properties officeooo:rsid="005a79d5" officeooo:paragraph-rsid="003098be"/>
    </style:style>
    <style:style style:name="P13" style:family="paragraph" style:parent-style-name="Text_20_body">
      <style:paragraph-properties fo:text-align="start" style:justify-single-word="false"/>
      <style:text-properties officeooo:rsid="005a79d5" officeooo:paragraph-rsid="00328215"/>
    </style:style>
    <style:style style:name="P14" style:family="paragraph" style:parent-style-name="Standard">
      <style:text-properties officeooo:rsid="00389054" officeooo:paragraph-rsid="003098be"/>
    </style:style>
    <style:style style:name="P15" style:family="paragraph" style:parent-style-name="Standard">
      <style:text-properties officeooo:rsid="0029fb4b" officeooo:paragraph-rsid="003098be"/>
    </style:style>
    <style:style style:name="P16" style:family="paragraph" style:parent-style-name="Text_20_body">
      <style:text-properties officeooo:rsid="0029fb4b" officeooo:paragraph-rsid="003098be"/>
    </style:style>
    <style:style style:name="P17" style:family="paragraph" style:parent-style-name="Standard">
      <style:text-properties officeooo:paragraph-rsid="003098be"/>
    </style:style>
    <style:style style:name="P18" style:family="paragraph" style:parent-style-name="Text_20_body">
      <style:text-properties officeooo:paragraph-rsid="003098be"/>
    </style:style>
    <style:style style:name="P19" style:family="paragraph" style:parent-style-name="Standard">
      <style:paragraph-properties fo:text-align="justify" style:justify-single-word="false"/>
      <style:text-properties officeooo:paragraph-rsid="00328215"/>
    </style:style>
    <style:style style:name="P20" style:family="paragraph" style:parent-style-name="Standard">
      <style:text-properties officeooo:rsid="002c4542" officeooo:paragraph-rsid="00328215"/>
    </style:style>
    <style:style style:name="P21" style:family="paragraph" style:parent-style-name="Text_20_body">
      <style:text-properties officeooo:rsid="002c4542" officeooo:paragraph-rsid="00328215"/>
    </style:style>
    <style:style style:name="P22" style:family="paragraph" style:parent-style-name="Text_20_body">
      <style:paragraph-properties fo:text-align="start" style:justify-single-word="false"/>
      <style:text-properties officeooo:rsid="002c4542" officeooo:paragraph-rsid="00328215"/>
    </style:style>
    <style:style style:name="P23" style:family="paragraph" style:parent-style-name="Standard">
      <style:paragraph-properties fo:text-align="justify" style:justify-single-word="false"/>
      <style:text-properties officeooo:rsid="00328215" officeooo:paragraph-rsid="00328215"/>
    </style:style>
    <style:style style:name="P24" style:family="paragraph" style:parent-style-name="Standard">
      <style:paragraph-properties fo:text-align="start" style:justify-single-word="false"/>
      <style:text-properties officeooo:rsid="00328215" officeooo:paragraph-rsid="00328215"/>
    </style:style>
    <style:style style:name="P25" style:family="paragraph" style:parent-style-name="Text_20_body">
      <style:text-properties officeooo:rsid="00328215"/>
    </style:style>
    <style:style style:name="P26" style:family="paragraph" style:parent-style-name="Text_20_body">
      <style:text-properties officeooo:rsid="00328215" officeooo:paragraph-rsid="00186cbc"/>
    </style:style>
    <style:style style:name="P27" style:family="paragraph" style:parent-style-name="Standard">
      <style:paragraph-properties fo:text-align="start" style:justify-single-word="false"/>
      <style:text-properties officeooo:paragraph-rsid="00328215"/>
    </style:style>
    <style:style style:name="P28" style:family="paragraph" style:parent-style-name="Text_20_body">
      <style:paragraph-properties fo:text-align="start" style:justify-single-word="false"/>
      <style:text-properties officeooo:paragraph-rsid="00328215"/>
    </style:style>
    <style:style style:name="P29" style:family="paragraph" style:parent-style-name="Standard">
      <style:text-properties officeooo:paragraph-rsid="00328215"/>
    </style:style>
    <style:style style:name="P30" style:family="paragraph" style:parent-style-name="Text_20_body">
      <style:text-properties officeooo:paragraph-rsid="00328215"/>
    </style:style>
    <style:style style:name="P31" style:family="paragraph" style:parent-style-name="Text_20_body">
      <style:paragraph-properties fo:margin-top="0cm" fo:margin-bottom="0cm" style:contextual-spacing="false"/>
      <style:text-properties officeooo:paragraph-rsid="00328215"/>
    </style:style>
    <style:style style:name="P32" style:family="paragraph" style:parent-style-name="Horizontal_20_Line">
      <style:text-properties officeooo:paragraph-rsid="00328215"/>
    </style:style>
    <style:style style:name="P33" style:family="paragraph" style:parent-style-name="Standard">
      <style:text-properties officeooo:paragraph-rsid="00347a9d"/>
    </style:style>
    <style:style style:name="P34" style:family="paragraph" style:parent-style-name="Text_20_body">
      <style:text-properties officeooo:paragraph-rsid="00347a9d"/>
    </style:style>
    <style:style style:name="P35" style:family="paragraph" style:parent-style-name="Standard">
      <style:text-properties officeooo:rsid="00347a9d" officeooo:paragraph-rsid="00347a9d"/>
    </style:style>
    <style:style style:name="P36" style:family="paragraph" style:parent-style-name="Text_20_body">
      <style:text-properties officeooo:rsid="00347a9d" officeooo:paragraph-rsid="00347a9d"/>
    </style:style>
    <style:style style:name="P37" style:family="paragraph" style:parent-style-name="Standard">
      <style:text-properties officeooo:rsid="00387605" officeooo:paragraph-rsid="00387605"/>
    </style:style>
    <style:style style:name="P38" style:family="paragraph" style:parent-style-name="Standard">
      <style:text-properties officeooo:paragraph-rsid="003e9cd7"/>
    </style:style>
    <style:style style:name="P39" style:family="paragraph" style:parent-style-name="Text_20_body">
      <style:paragraph-properties fo:margin-top="0cm" fo:margin-bottom="0cm" style:contextual-spacing="false"/>
      <style:text-properties officeooo:paragraph-rsid="003e9cd7"/>
    </style:style>
    <style:style style:name="P40" style:family="paragraph" style:parent-style-name="Text_20_body">
      <style:text-properties officeooo:paragraph-rsid="00186cbc"/>
    </style:style>
    <style:style style:name="P41" style:family="paragraph" style:parent-style-name="Text_20_body">
      <style:paragraph-properties fo:margin-top="0cm" fo:margin-bottom="0cm" style:contextual-spacing="false"/>
      <style:text-properties officeooo:paragraph-rsid="00186cbc"/>
    </style:style>
    <style:style style:name="P42" style:family="paragraph" style:parent-style-name="Text_20_body">
      <style:text-properties officeooo:paragraph-rsid="00189edc"/>
    </style:style>
    <style:style style:name="P43" style:family="paragraph" style:parent-style-name="Table_20_Contents">
      <style:text-properties officeooo:paragraph-rsid="00189edc"/>
    </style:style>
    <style:style style:name="P44" style:family="paragraph" style:parent-style-name="Table_20_Heading">
      <style:text-properties officeooo:paragraph-rsid="00189edc"/>
    </style:style>
    <style:style style:name="P45" style:family="paragraph" style:parent-style-name="Heading_20_4">
      <style:text-properties officeooo:paragraph-rsid="00189edc"/>
    </style:style>
    <style:style style:name="P46" style:family="paragraph" style:parent-style-name="Text_20_body">
      <style:text-properties officeooo:rsid="002ccccf" officeooo:paragraph-rsid="002ccccf"/>
    </style:style>
    <style:style style:name="P47" style:family="paragraph" style:parent-style-name="Text_20_body">
      <style:text-properties officeooo:rsid="00230280" officeooo:paragraph-rsid="002ccccf"/>
    </style:style>
    <style:style style:name="P48" style:family="paragraph" style:parent-style-name="Text_20_body">
      <style:text-properties officeooo:rsid="002cf579" officeooo:paragraph-rsid="002cf579"/>
    </style:style>
    <style:style style:name="P49" style:family="paragraph" style:parent-style-name="Text_20_body">
      <style:text-properties officeooo:rsid="003d37f2" officeooo:paragraph-rsid="003d37f2"/>
    </style:style>
    <style:style style:name="P50"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Heading_20_1">
      <style:paragraph-properties fo:margin-top="0cm" fo:margin-bottom="0cm" style:contextual-spacing="false"/>
    </style:style>
    <style:style style:name="P61" style:family="paragraph" style:parent-style-name="Heading_20_1">
      <style:paragraph-properties fo:margin-top="0cm" fo:margin-bottom="0cm" style:contextual-spacing="false"/>
      <style:text-properties officeooo:paragraph-rsid="00186cbc"/>
    </style:style>
    <style:style style:name="P62" style:family="paragraph" style:parent-style-name="Heading_20_1">
      <style:paragraph-properties fo:margin-top="0cm" fo:margin-bottom="0cm" style:contextual-spacing="false"/>
      <style:text-properties officeooo:rsid="00347a9d" officeooo:paragraph-rsid="00347a9d"/>
    </style:style>
    <style:style style:name="P63" style:family="paragraph" style:parent-style-name="Heading_20_1">
      <style:paragraph-properties fo:margin-top="0cm" fo:margin-bottom="0cm" style:contextual-spacing="false"/>
      <style:text-properties officeooo:rsid="00389054" officeooo:paragraph-rsid="003098be"/>
    </style:style>
    <style:style style:name="P64" style:family="paragraph" style:parent-style-name="Heading_20_1">
      <style:paragraph-properties fo:margin-top="0cm" fo:margin-bottom="0cm" style:contextual-spacing="false"/>
      <style:text-properties officeooo:rsid="0034eaae" officeooo:paragraph-rsid="003098be"/>
    </style:style>
    <style:style style:name="P65" style:family="paragraph" style:parent-style-name="Heading_20_1">
      <style:paragraph-properties fo:margin-top="0cm" fo:margin-bottom="0cm" style:contextual-spacing="false"/>
      <style:text-properties officeooo:rsid="0037b3e2" officeooo:paragraph-rsid="003098be"/>
    </style:style>
    <style:style style:name="P66" style:family="paragraph" style:parent-style-name="Heading_20_1">
      <style:paragraph-properties fo:margin-top="0cm" fo:margin-bottom="0cm" style:contextual-spacing="false"/>
      <style:text-properties officeooo:rsid="00328215" officeooo:paragraph-rsid="00328215"/>
    </style:style>
    <style:style style:name="P67" style:family="paragraph" style:parent-style-name="Heading_20_1">
      <style:paragraph-properties fo:margin-top="0cm" fo:margin-bottom="0cm" style:contextual-spacing="false"/>
      <style:text-properties officeooo:rsid="002cf579" officeooo:paragraph-rsid="002cf579"/>
    </style:style>
    <style:style style:name="P68" style:family="paragraph" style:parent-style-name="Heading_20_1">
      <style:paragraph-properties fo:margin-top="0cm" fo:margin-bottom="0cm" style:contextual-spacing="false"/>
      <style:text-properties officeooo:rsid="002c4542" officeooo:paragraph-rsid="00328215"/>
    </style:style>
    <style:style style:name="P69" style:family="paragraph" style:parent-style-name="Heading_20_1">
      <style:paragraph-properties fo:margin-top="0cm" fo:margin-bottom="0cm" style:contextual-spacing="false"/>
      <style:text-properties officeooo:paragraph-rsid="00328215"/>
    </style:style>
    <style:style style:name="P70" style:family="paragraph" style:parent-style-name="Heading_20_2">
      <style:text-properties officeooo:paragraph-rsid="00186cbc"/>
    </style:style>
    <style:style style:name="P71" style:family="paragraph" style:parent-style-name="Heading_20_2">
      <style:text-properties officeooo:paragraph-rsid="003098be"/>
    </style:style>
    <style:style style:name="P72" style:family="paragraph" style:parent-style-name="Heading_20_2">
      <style:text-properties officeooo:paragraph-rsid="002cf579"/>
    </style:style>
    <style:style style:name="P73" style:family="paragraph" style:parent-style-name="Heading_20_2">
      <style:paragraph-properties fo:text-align="start" style:justify-single-word="false"/>
    </style:style>
    <style:style style:name="P74" style:family="paragraph" style:parent-style-name="Heading_20_2">
      <style:paragraph-properties fo:text-align="start" style:justify-single-word="false"/>
      <style:text-properties officeooo:paragraph-rsid="00328215"/>
    </style:style>
    <style:style style:name="P75" style:family="paragraph" style:parent-style-name="Heading_20_2">
      <style:text-properties officeooo:paragraph-rsid="00328215"/>
    </style:style>
    <style:style style:name="P76" style:family="paragraph" style:parent-style-name="Heading_20_3">
      <style:text-properties officeooo:paragraph-rsid="002cf579"/>
    </style:style>
    <style:style style:name="P77" style:family="paragraph" style:parent-style-name="Standard">
      <style:text-properties officeooo:rsid="00347a9d" officeooo:paragraph-rsid="00428dac"/>
    </style:style>
    <style:style style:name="P78" style:family="paragraph" style:parent-style-name="Text_20_body" style:list-style-name="L1">
      <style:paragraph-properties fo:margin-top="0cm" fo:margin-bottom="0cm" style:contextual-spacing="false"/>
      <style:text-properties officeooo:paragraph-rsid="00189edc"/>
    </style:style>
    <style:style style:name="P79" style:family="paragraph" style:parent-style-name="Text_20_body" style:list-style-name="L1">
      <style:text-properties officeooo:paragraph-rsid="00189edc"/>
    </style:style>
    <style:style style:name="P80" style:family="paragraph" style:parent-style-name="Text_20_body" style:list-style-name="L2">
      <style:paragraph-properties fo:margin-top="0cm" fo:margin-bottom="0cm" style:contextual-spacing="false"/>
      <style:text-properties officeooo:paragraph-rsid="00328215"/>
    </style:style>
    <style:style style:name="P81" style:family="paragraph" style:parent-style-name="Text_20_body" style:list-style-name="L2">
      <style:text-properties officeooo:paragraph-rsid="00328215"/>
    </style:style>
    <style:style style:name="P82" style:family="paragraph" style:parent-style-name="Text_20_body">
      <style:text-properties officeooo:paragraph-rsid="003098be"/>
    </style:style>
    <style:style style:name="T1" style:family="text">
      <style:text-properties officeooo:rsid="004229a8"/>
    </style:style>
    <style:style style:name="T2" style:family="text">
      <style:text-properties officeooo:rsid="002bfe2e"/>
    </style:style>
    <style:style style:name="T3" style:family="text">
      <style:text-properties officeooo:rsid="001aff0f"/>
    </style:style>
    <style:style style:name="T4" style:family="text">
      <style:text-properties officeooo:rsid="002cf579"/>
    </style:style>
    <style:style style:name="T5" style:family="text">
      <style:text-properties officeooo:rsid="005c46a6"/>
    </style:style>
    <style:style style:name="T6" style:family="text">
      <style:text-properties officeooo:rsid="0038cb17"/>
    </style:style>
    <style:style style:name="T7" style:family="text">
      <style:text-properties fo:font-weight="bold" style:font-weight-asian="bold" style:font-weight-complex="bold"/>
    </style:style>
    <style:style style:name="T8" style:family="text">
      <style:text-properties fo:font-weight="bold" officeooo:rsid="00762736" style:font-weight-asian="bold" style:font-weight-complex="bold"/>
    </style:style>
    <style:style style:name="T9" style:family="text">
      <style:text-properties officeooo:rsid="00389054"/>
    </style:style>
    <style:style style:name="T10" style:family="text">
      <style:text-properties officeooo:rsid="003098be"/>
    </style:style>
    <style:style style:name="T11" style:family="text">
      <style:text-properties officeooo:rsid="005a79d5"/>
    </style:style>
    <style:style style:name="T12" style:family="text">
      <style:text-properties officeooo:rsid="002c4542"/>
    </style:style>
    <style:style style:name="T13" style:family="text">
      <style:text-properties officeooo:rsid="003056b9"/>
    </style:style>
    <style:style style:name="T14" style:family="text">
      <style:text-properties officeooo:rsid="003112c0"/>
    </style:style>
    <style:style style:name="T15" style:family="text">
      <style:text-properties officeooo:rsid="00347a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officeooo:rsid="00387605"/>
    </style:style>
    <style:style style:name="T19" style:family="text">
      <style:text-properties officeooo:rsid="003cd21e"/>
    </style:style>
    <style:style style:name="T20" style:family="text">
      <style:text-properties officeooo:rsid="003d37f2"/>
    </style:style>
    <style:style style:name="T21" style:family="text">
      <style:text-properties officeooo:rsid="00762736"/>
    </style:style>
    <style:style style:name="T22" style:family="text">
      <style:text-properties officeooo:rsid="00328215"/>
    </style:style>
    <style:style style:name="T23" style:family="text">
      <style:text-properties officeooo:rsid="003f3cd4"/>
    </style:style>
    <style:style style:name="T24" style:family="text">
      <style:text-properties officeooo:rsid="00428da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9"><draw:frame draw:style-name="fr6" draw:name="Bild37" text:anchor-type="char" svg:width="0.831cm" svg:height="0.831cm" draw:z-index="39"><draw:image xlink:href="Pictures/1000000100000080000000802F260AA07D3ACAE1.png" xlink:type="simple" xlink:show="embed" xlink:actuate="onLoad" draw:mime-type="image/png"/></draw:frame></text:p>
          </table:table-cell>
          <table:table-cell table:style-name="Tabelle12.B1" office:value-type="string">
            <text:p text:style-name="P55"><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1"><text:a xlink:type="simple" xlink:href="#__RefHeading___Toc322_478816287" text:style-name="Index_20_Link" text:visited-style-name="Index_20_Link">Tooltips<text:tab/>2</text:a></text:p>
          <text:p text:style-name="P51"><text:a xlink:type="simple" xlink:href="#__RefHeading___Toc454_1836124620" text:style-name="Index_20_Link" text:visited-style-name="Index_20_Link">Interface<text:tab/>2</text:a></text:p>
          <text:p text:style-name="P52"><text:a xlink:type="simple" xlink:href="#__RefHeading___Toc466_1836124620" text:style-name="Index_20_Link" text:visited-style-name="Index_20_Link">User Interface Principles<text:tab/>3</text:a></text:p>
          <text:p text:style-name="P51"><text:a xlink:type="simple" xlink:href="#__RefHeading___Toc4161_1592941088" text:style-name="Index_20_Link" text:visited-style-name="Index_20_Link">Splash Screen<text:tab/>3</text:a></text:p>
          <text:p text:style-name="P51"><text:a xlink:type="simple" xlink:href="#__RefHeading___Toc1636_3574203484" text:style-name="Index_20_Link" text:visited-style-name="Index_20_Link">Header<text:tab/>4</text:a></text:p>
          <text:p text:style-name="P52"><text:a xlink:type="simple" xlink:href="#__RefHeading___Toc1638_3574203484" text:style-name="Index_20_Link" text:visited-style-name="Index_20_Link">Scroll Header<text:tab/>4</text:a></text:p>
          <text:p text:style-name="P52"><text:a xlink:type="simple" xlink:href="#__RefHeading___Toc1640_3574203484" text:style-name="Index_20_Link" text:visited-style-name="Index_20_Link">Show / Hide header<text:tab/>4</text:a></text:p>
          <text:p text:style-name="P52"><text:a xlink:type="simple" xlink:href="#__RefHeading___Toc995_1774570458" text:style-name="Index_20_Link" text:visited-style-name="Index_20_Link">Flip Header to top or bottom<text:tab/>4</text:a></text:p>
          <text:p text:style-name="P51"><text:a xlink:type="simple" xlink:href="#__RefHeading___Toc1642_3574203484" text:style-name="Index_20_Link" text:visited-style-name="Index_20_Link">Panels<text:tab/>5</text:a></text:p>
          <text:p text:style-name="P52"><text:a xlink:type="simple" xlink:href="#__RefHeading___Toc3630_1452173335" text:style-name="Index_20_Link" text:visited-style-name="Index_20_Link">Pinning panels<text:tab/>5</text:a></text:p>
          <text:p text:style-name="P52"><text:a xlink:type="simple" xlink:href="#__RefHeading___Toc14782_2621817499" text:style-name="Index_20_Link" text:visited-style-name="Index_20_Link">Open just one Panel at a time<text:tab/>5</text:a></text:p>
          <text:p text:style-name="P51"><text:a xlink:type="simple" xlink:href="#__RefHeading___Toc1644_3574203484" text:style-name="Index_20_Link" text:visited-style-name="Index_20_Link">Tabs<text:tab/>5</text:a></text:p>
          <text:p text:style-name="P51"><text:a xlink:type="simple" xlink:href="#__RefHeading___Toc4782_3574203484" text:style-name="Index_20_Link" text:visited-style-name="Index_20_Link">Menus, Buttons and Controls<text:tab/>6</text:a></text:p>
          <text:p text:style-name="P52"><text:a xlink:type="simple" xlink:href="#__RefHeading___Toc4784_3574203484" text:style-name="Index_20_Link" text:visited-style-name="Index_20_Link">Menu<text:tab/>6</text:a></text:p>
          <text:p text:style-name="P52"><text:a xlink:type="simple" xlink:href="#__RefHeading___Toc4786_3574203484" text:style-name="Index_20_Link" text:visited-style-name="Index_20_Link">Button<text:tab/>6</text:a></text:p>
          <text:p text:style-name="P52"><text:a xlink:type="simple" xlink:href="#__RefHeading___Toc4788_3574203484" text:style-name="Index_20_Link" text:visited-style-name="Index_20_Link">Toggles<text:tab/>6</text:a></text:p>
          <text:p text:style-name="P52"><text:a xlink:type="simple" xlink:href="#__RefHeading___Toc4790_3574203484" text:style-name="Index_20_Link" text:visited-style-name="Index_20_Link">Edit Box<text:tab/>6</text:a></text:p>
          <text:p text:style-name="P53"><text:a xlink:type="simple" xlink:href="#__RefHeading___Toc14785_2621817499" text:style-name="Index_20_Link" text:visited-style-name="Index_20_Link">Snapping<text:tab/>6</text:a></text:p>
          <text:p text:style-name="P52"><text:a xlink:type="simple" xlink:href="#__RefHeading___Toc4792_3574203484" text:style-name="Index_20_Link" text:visited-style-name="Index_20_Link">Drop down box<text:tab/>6</text:a></text:p>
          <text:p text:style-name="P52"><text:a xlink:type="simple" xlink:href="#__RefHeading___Toc4794_3574203484" text:style-name="Index_20_Link" text:visited-style-name="Index_20_Link">Color Picker<text:tab/>7</text:a></text:p>
          <text:p text:style-name="P52"><text:a xlink:type="simple" xlink:href="#__RefHeading___Toc4159_1592941088" text:style-name="Index_20_Link" text:visited-style-name="Index_20_Link">Widgets<text:tab/>7</text:a></text:p>
          <text:p text:style-name="P53"><text:a xlink:type="simple" xlink:href="#__RefHeading___Toc4163_1592941088" text:style-name="Index_20_Link" text:visited-style-name="Index_20_Link">Cursors<text:tab/>7</text:a></text:p>
          <text:p text:style-name="P51"><text:a xlink:type="simple" xlink:href="#__RefHeading___Toc3618_1452173335" text:style-name="Index_20_Link" text:visited-style-name="Index_20_Link">Value Editing<text:tab/>7</text:a></text:p>
          <text:p text:style-name="P52"><text:a xlink:type="simple" xlink:href="#__RefHeading___Toc3620_1452173335" text:style-name="Index_20_Link" text:visited-style-name="Index_20_Link">Multi Value Editing<text:tab/>8</text:a></text:p>
          <text:p text:style-name="P52"><text:a xlink:type="simple" xlink:href="#__RefHeading___Toc3622_1452173335" text:style-name="Index_20_Link" text:visited-style-name="Index_20_Link">Expressions<text:tab/>8</text:a></text:p>
          <text:p text:style-name="P54"><text:a xlink:type="simple" xlink:href="#__RefHeading___Toc2946_1942639817" text:style-name="Index_20_Link" text:visited-style-name="Index_20_Link">Expressions as Drivers<text:tab/>8</text:a></text:p>
          <text:p text:style-name="P53"><text:a xlink:type="simple" xlink:href="#__RefHeading___Toc3624_1452173335" text:style-name="Index_20_Link" text:visited-style-name="Index_20_Link">Units<text:tab/>8</text:a></text:p>
          <text:p text:style-name="P53"><text:a xlink:type="simple" xlink:href="#__RefHeading___Toc2950_1942639817" text:style-name="Index_20_Link" text:visited-style-name="Index_20_Link">Unit Names<text:tab/>8</text:a></text:p>
          <text:p text:style-name="P51"><text:a xlink:type="simple" xlink:href="#__RefHeading___Toc3626_1452173335" text:style-name="Index_20_Link" text:visited-style-name="Index_20_Link">Menu shortcuts<text:tab/>9</text:a></text:p>
          <text:p text:style-name="P51"><text:a xlink:type="simple" xlink:href="#__RefHeading___Toc628_1811363679" text:style-name="Index_20_Link" text:visited-style-name="Index_20_Link">Tool Shelf<text:tab/>9</text:a></text:p>
          <text:p text:style-name="P52"><text:a xlink:type="simple" xlink:href="#__RefHeading___Toc942_3799479293" text:style-name="Index_20_Link" text:visited-style-name="Index_20_Link">Opening and closing by menu and hotkey<text:tab/>9</text:a></text:p>
          <text:p text:style-name="P52"><text:a xlink:type="simple" xlink:href="#__RefHeading___Toc944_3799479293" text:style-name="Index_20_Link" text:visited-style-name="Index_20_Link">Resize<text:tab/>10</text:a></text:p>
          <text:p text:style-name="P52"><text:a xlink:type="simple" xlink:href="#__RefHeading___Toc946_3799479293" text:style-name="Index_20_Link" text:visited-style-name="Index_20_Link">Open Tool Shelf by Plus Button<text:tab/>10</text:a></text:p>
          <text:p text:style-name="P51"><text:a xlink:type="simple" xlink:href="#__RefHeading___Toc948_3799479293" text:style-name="Index_20_Link" text:visited-style-name="Index_20_Link">Sidebar<text:tab/>10</text:a></text:p>
          <text:p text:style-name="P52"><text:a xlink:type="simple" xlink:href="#__RefHeading___Toc630_1811363679" text:style-name="Index_20_Link" text:visited-style-name="Index_20_Link">Opening and closing by menu and hotkey<text:tab/>10</text:a></text:p>
          <text:p text:style-name="P52"><text:a xlink:type="simple" xlink:href="#__RefHeading___Toc632_1811363679" text:style-name="Index_20_Link" text:visited-style-name="Index_20_Link">Resize<text:tab/>10</text:a></text:p>
          <text:p text:style-name="P52"><text:a xlink:type="simple" xlink:href="#__RefHeading___Toc634_1811363679" text:style-name="Index_20_Link" text:visited-style-name="Index_20_Link">Open Sidebar by Plus Button<text:tab/>10</text:a></text:p>
          <text:p text:style-name="P51"><text:a xlink:type="simple" xlink:href="#__RefHeading___Toc482_1836124620" text:style-name="Index_20_Link" text:visited-style-name="Index_20_Link">Input Devices<text:tab/>10</text:a></text:p>
          <text:p text:style-name="P52"><text:a xlink:type="simple" xlink:href="#__RefHeading___Toc3616_1452173335" text:style-name="Index_20_Link" text:visited-style-name="Index_20_Link">Non English Keyboard<text:tab/>11</text:a></text:p>
        </text:index-body>
      </text:table-of-content>
      <text:p text:style-name="P38"/>
      <text:p text:style-name="P3"/>
      <text:p text:style-name="P3"/>
      <text:p text:style-name="P3"/>
      <text:p text:style-name="P3"/>
      <text:p text:style-name="P3"/>
      <text:p text:style-name="P3"/>
      <text:p text:style-name="P3"/>
      <table:table table:name="Tabelle1" table:style-name="Tabelle1">
        <table:table-column table:style-name="Tabelle1.A"/>
        <table:table-row table:style-name="TableLine2514604038192">
          <table:table-cell table:style-name="Tabelle1.A1" office:value-type="string">
            <text:h text:style-name="P60" text:outline-level="1"><text:bookmark-start text:name="__RefHeading___Toc322_478816287"/>Tooltips<text:bookmark-end text:name="__RefHeading___Toc322_478816287"/></text:h>
          </table:table-cell>
        </table:table-row>
      </table:table>
      <text:p text:style-name="P4"><draw:frame draw:style-name="fr1" draw:name="Bild1" text:anchor-type="paragraph" svg:y="0.949cm" svg:width="5.911cm" svg:height="2.23cm" draw:z-index="1"><draw:image xlink:href="Pictures/100000010000015D00000084394D7018E224466C.png" xlink:type="simple" xlink:show="embed" xlink:actuate="onLoad" draw:mime-type="image/png"/></draw:frame><text:bookmark-start text:name="__RefHeading___Toc324_478816287"/><text:bookmark-end text:name="__RefHeading___Toc324_478816287"/></text:p>
      <text:p text:style-name="P46">When you hover with the mouse over an UI element, like a button, then you can see a tooltip.</text:p>
      <text:p text:style-name="P46"><draw:frame draw:style-name="fr1" draw:name="Bild36" text:anchor-type="paragraph" svg:y="1.96cm" svg:width="11.19cm" svg:height="3.2cm" draw:z-index="2"><draw:image xlink:href="Pictures/1000000100000295000000BD3D5A28046E03AFF7.png" xlink:type="simple" xlink:show="embed" xlink:actuate="onLoad" draw:mime-type="image/png"/></draw:frame>A tooltip can contain the tool name, a short description of the tool, the hotkey, and a Python tooltip. </text:p>
      <text:p text:style-name="P46"/>
      <text:p text:style-name="P46">The Python tool tip shows you the name of the operator. It is of interest for programming needs. It can be turned off in the User Preferences.</text:p>
      <text:p text:style-name="P46"/>
      <text:p text:style-name="P46"/>
      <text:p text:style-name="P46"><draw:frame draw:style-name="fr5" draw:name="Bild50" text:anchor-type="paragraph" svg:width="4.84cm" svg:height="1.15cm" draw:z-index="3"><draw:image xlink:href="Pictures/100000010000011E00000044A39D2E24B63D3037.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47"/>
      <table:table table:name="Tabelle5" table:style-name="Tabelle5">
        <table:table-column table:style-name="Tabelle5.A"/>
        <table:table-row table:style-name="TableLine2514604032208">
          <table:table-cell table:style-name="Tabelle5.A1" office:value-type="string">
            <text:h text:style-name="P61" text:outline-level="1"><text:bookmark-start text:name="__RefHeading___Toc454_1836124620"/>Interface<text:bookmark-end text:name="__RefHeading___Toc454_1836124620"/></text:h>
          </table:table-cell>
        </table:table-row>
      </table:table>
      <text:p text:style-name="P41"/>
      <text:p text:style-name="P10"><draw:frame draw:style-name="fr4" draw:name="Bild6" text:anchor-type="paragraph" svg:width="19.001cm" svg:height="11.471cm" draw:z-index="0"><draw:image xlink:href="Pictures/10000001000007800000048848EF3C9021B52829.png" xlink:type="simple" xlink:show="embed" xlink:actuate="onLoad" draw:mime-type="image/png"/></draw:frame></text:p>
      <text:h text:style-name="P70" text:outline-level="2"><text:bookmark-start text:name="__RefHeading___Toc466_1836124620"/><text:soft-page-break/>User Interface Principles<text:bookmark-end text:name="__RefHeading___Toc466_1836124620"/></text:h>
      <text:p text:style-name="P48">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48">The idea is to have a non overlapping<text:span text:style-name="T15"> and blocking</text:span> UI<text:span text:style-name="T15"> with a non modal tool set.</text:span> <text:span text:style-name="T15">W</text:span>hich is just partially to achieve. See header below.<text:span text:style-name="T15"> And by the fact that you work in modes ...</text:span></text:p>
      <text:p text:style-name="P48"><draw:frame draw:style-name="fr1" draw:name="Bild2" text:anchor-type="paragraph" svg:y="0.252cm" svg:width="3.39cm" svg:height="1.469cm" draw:z-index="4"><draw:image xlink:href="Pictures/10000001000000C8000000577911F1388E260237.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48"/>
      <table:table table:name="Tabelle11" table:style-name="Tabelle11">
        <table:table-column table:style-name="Tabelle11.A"/>
        <table:table-row table:style-name="TableLine2514604046624">
          <table:table-cell table:style-name="Tabelle11.A1" office:value-type="string">
            <text:h text:style-name="P62" text:outline-level="1"><text:bookmark-start text:name="__RefHeading___Toc4161_1592941088"/>Splash Screen<text:bookmark-end text:name="__RefHeading___Toc4161_1592941088"/></text:h>
          </table:table-cell>
        </table:table-row>
      </table:table>
      <text:p text:style-name="P33"/>
      <text:p text:style-name="P33"><draw:frame draw:style-name="fr3" draw:name="Bild26" text:anchor-type="paragraph" svg:x="0.349cm" svg:y="0.24cm" svg:width="8.481cm" svg:height="8.7cm" draw:z-index="35"><draw:image xlink:href="Pictures/10000001000001F6000001FB58D5C7073BE719B6.png" xlink:type="simple" xlink:show="embed" xlink:actuate="onLoad" draw:mime-type="image/png"/></draw:frame><draw:frame draw:style-name="fr1" draw:name="Bild27" text:anchor-type="paragraph" svg:y="0.25cm" svg:width="8.52cm" svg:height="8.961cm" draw:z-index="36"><draw:image xlink:href="Pictures/10000001000001FC00000214D78BEBC480AED345.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7">The splash screen shows at startup. <text:span text:style-name="T24">The splash screen will vanish when you click with the mouse. </text:span>You can<text:span text:style-name="T24"> also</text:span> turn <text:span text:style-name="T24">its showing at startup completely </text:span>off in the User Preferences.<text:span text:style-name="T24"> </text:span></text:p>
      <text:p text:style-name="P77"/>
      <text:p text:style-name="P35">At the very first start you can do a quick setup, and choose with what <text:span text:style-name="T18">language and key map</text:span> and what theme you want to work. Clicking at the Next button will then make this change permanent.</text:p>
      <text:p text:style-name="P35"/>
      <text:p text:style-name="P37">It is recommend to click at the Next button, since it creates some needed directories.</text:p>
      <text:p text:style-name="P35"/>
      <text:p text:style-name="P35">When you don't have any recent files, then the splash screen shows a Getting Started section with some links to useful resources. </text:p>
      <text:p text:style-name="P33"/>
      <text:p text:style-name="P35">And when you have recent files, then the splash screen lists them instead of the Getting Started section.</text:p>
      <text:p text:style-name="P35"/>
      <text:p text:style-name="P35"><text:span text:style-name="T24">In the splash screen</text:span> you can <text:span text:style-name="T24">also </text:span>read at what Blender version the current Bforartists version is based at.</text:p>
      <text:p text:style-name="P33"/>
      <text:p text:style-name="P33"><text:soft-page-break/></text:p>
      <table:table table:name="Tabelle25" table:style-name="Tabelle25">
        <table:table-column table:style-name="Tabelle25.A"/>
        <table:table-row table:style-name="TableLine2514604034112">
          <table:table-cell table:style-name="Tabelle25.A1" office:value-type="string">
            <text:h text:style-name="P63" text:outline-level="1"><text:bookmark-start text:name="__RefHeading___Toc1636_3574203484"/>Header<text:bookmark-end text:name="__RefHeading___Toc1636_3574203484"/></text:h>
          </table:table-cell>
        </table:table-row>
      </table:table>
      <text:p text:style-name="P18"/>
      <text:p text:style-name="P18">Every editor has a header<text:span text:style-name="T9"> area</text:span>. It usually contains the menu. And some tools or settings.<text:span text:style-name="T10"> </text:span></text:p>
      <text:h text:style-name="Heading_20_2" text:outline-level="2"><text:bookmark-start text:name="__RefHeading___Toc1638_3574203484"/>Scroll Header<text:bookmark-end text:name="__RefHeading___Toc1638_3574203484"/></text:h>
      <text:p text:style-name="P48"><text:span text:style-name="T7">A header can be scrolled! </text:span>This is especially useful in the layouts where the header is this crowded with tools that it doesn't fit to display all content into the layout anymore. This is for example the case in the UV layout.</text:p>
      <text:p text:style-name="P48">To scroll the header, click with the middle mouse button at it, and drag.</text:p>
      <text:p text:style-name="P48"><draw:frame draw:style-name="fr3" draw:name="Bild7" text:anchor-type="paragraph" svg:x="0.215cm" svg:y="0.302cm" svg:width="13.169cm" svg:height="0.91cm" draw:z-index="8"><draw:image xlink:href="Pictures/100000010000030A00000036AC97D553CE33444E.png" xlink:type="simple" xlink:show="embed" xlink:actuate="onLoad" draw:mime-type="image/png"/></draw:frame></text:p>
      <text:p text:style-name="P48"/>
      <text:h text:style-name="P71" text:outline-level="2"><draw:frame draw:style-name="fr1" draw:name="Bild39" text:anchor-type="paragraph" svg:y="1.004cm" svg:width="3.32cm" svg:height="2.499cm" draw:z-index="10"><draw:image xlink:href="Pictures/10000001000000C400000094A6EB7C527C535F25.png" xlink:type="simple" xlink:show="embed" xlink:actuate="onLoad" draw:mime-type="image/png"/></draw:frame><text:bookmark-start text:name="__RefHeading___Toc1640_3574203484"/>Show / Hide header<text:bookmark-end text:name="__RefHeading___Toc1640_3574203484"/></text:h>
      <text:p text:style-name="P17"/>
      <text:p text:style-name="Text_20_body">You can hide the header <text:span text:style-name="T11">in the right click menu. The Toggle Header menu item. Then the menu vanishes. Obviously you can't reveal the header this way, since now the header is hidden, and the "toggle" is not to reach anymore. But there is another way.</text:span></text:p>
      <text:p text:style-name="Text_20_body"><draw:frame draw:style-name="fr1" draw:name="Bild31" text:anchor-type="paragraph" svg:y="0.083cm" svg:width="7.11cm" svg:height="1.27cm" draw:z-index="13"><draw:image xlink:href="Pictures/10000001000001A40000004B9B42F51A029166E9.png" xlink:type="simple" xlink:show="embed" xlink:actuate="onLoad" draw:mime-type="image/png"/></draw:frame>Hidden headers shows a little triangle button at the right side. You can reveal the header by clicking at it.</text:p>
      <text:p text:style-name="P12"/>
      <text:p text:style-name="P17"/>
      <text:p text:style-name="P17"/>
      <text:h text:style-name="P71" text:outline-level="2"><draw:frame draw:style-name="fr1" draw:name="Bild40" text:anchor-type="paragraph" svg:y="0.471cm" svg:width="3.45cm" svg:height="1.981cm" draw:z-index="11"><draw:image xlink:href="Pictures/10000001000000CC0000007582D70FE15A99B4B9.png" xlink:type="simple" xlink:show="embed" xlink:actuate="onLoad" draw:mime-type="image/png"/></draw:frame><text:bookmark-start text:name="__RefHeading___Toc995_1774570458"/>Flip Header to top or bottom<text:bookmark-end text:name="__RefHeading___Toc995_1774570458"/></text:h>
      <text:p text:style-name="P14"/>
      <text:p text:style-name="P15">The <text:span text:style-name="T9">header </text:span>can either be displayed at the top or at the bottom.</text:p>
      <text:p text:style-name="P15"/>
      <text:p text:style-name="P16"><draw:frame draw:style-name="fr1" draw:name="Bild41" text:anchor-type="paragraph" svg:y="0.226cm" svg:width="8.62cm" svg:height="3.739cm" draw:z-index="12"><draw:image xlink:href="Pictures/10000001000001FD000000DDEE7EF9CF7178450D.png" xlink:type="simple" xlink:show="embed" xlink:actuate="onLoad" draw:mime-type="image/png"/></draw:frame>Right click at an empty space somewhere at the menu bar of an editor. You will see a menu now. This allows you to choose if you want to display the menu bar at the top of the editor, or at the bottom.<text:span text:style-name="T11"> The menu item is either called Flip to Top, or Flip to Bottom, dependent of the current status.</text:span></text:p>
      <text:p text:style-name="P18"/>
      <text:p text:style-name="P18"/>
      <text:p text:style-name="P18"/>
      <text:p text:style-name="P18"/>
      <text:p text:style-name="P18"><text:bookmark-start text:name="__RefHeading___Toc476_1836124620"/><text:bookmark-end text:name="__RefHeading___Toc476_1836124620"/></text:p>
      <table:table table:name="Tabelle4" table:style-name="Tabelle4">
        <table:table-column table:style-name="Tabelle4.A"/>
        <text:soft-page-break/>
        <table:table-row table:style-name="TableLine2514604050976">
          <table:table-cell table:style-name="Tabelle4.A1" office:value-type="string">
            <text:h text:style-name="P64" text:outline-level="1"><text:bookmark-start text:name="__RefHeading___Toc1642_3574203484"/>Panels<text:bookmark-end text:name="__RefHeading___Toc1642_3574203484"/></text:h>
          </table:table-cell>
        </table:table-row>
      </table:table>
      <text:p text:style-name="P6"/>
      <text:p text:style-name="Text_20_body"><draw:frame draw:style-name="fr1" draw:name="Bild3" text:anchor-type="paragraph" svg:y="0.219cm" svg:width="7.481cm" svg:height="5.98cm" draw:z-index="5"><draw:image xlink:href="Pictures/100000010000024D000001D7F5F47A58C4A13DA6.png" xlink:type="simple" xlink:show="embed" xlink:actuate="onLoad" draw:mime-type="image/png"/></draw:frame>A Panel is a container that contains tools and settings. <text:span text:style-name="T5">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6">Panels</text:span> can be expanded and collapsed by clicking at the title bar.<text:line-break/><text:line-break/>When you hold down ctrl and click at the title bar then this panel will open, and all other panels will close. </text:p>
      <text:p text:style-name="P40"/>
      <text:h text:style-name="P72" text:outline-level="2"><draw:frame draw:style-name="fr1" draw:name="Bild32" text:anchor-type="paragraph" svg:y="0.243cm" svg:width="4.35cm" svg:height="3.221cm" draw:z-index="9"><draw:image xlink:href="Pictures/1000000100000101000000BE7B942D6293F9E0DF.png" xlink:type="simple" xlink:show="embed" xlink:actuate="onLoad" draw:mime-type="image/png"/></draw:frame><text:bookmark-start text:name="__RefHeading___Toc3630_1452173335"/>Pinning<text:span text:style-name="T6"> panels</text:span><text:bookmark-end text:name="__RefHeading___Toc3630_1452173335"/></text:h>
      <text:p text:style-name="P7"/>
      <text:p text:style-name="Text_20_body">Normally the tabs just displays the <text:span text:style-name="T6">panels</text:span> of the current tab. But you can pin panels so that they display always.<text:span text:style-name="T5">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p text:style-name="P5"/>
      <text:h text:style-name="Heading_20_2" text:outline-level="2"><text:bookmark-start text:name="__RefHeading___Toc14782_2621817499"/>Open just one Panel at a time<text:bookmark-end text:name="__RefHeading___Toc14782_2621817499"/></text:h>
      <text:p text:style-name="P49">This can be done by clicking at the header of a panel and holding down ctrl.</text:p>
      <text:p text:style-name="P5"/>
      <text:p text:style-name="P5"/>
      <text:p text:style-name="P7"/>
      <table:table table:name="Tabelle7" table:style-name="Tabelle7">
        <table:table-column table:style-name="Tabelle7.A"/>
        <table:table-row table:style-name="TableLine2514604052880">
          <table:table-cell table:style-name="Tabelle7.A1" office:value-type="string">
            <text:h text:style-name="P65" text:outline-level="1"><text:bookmark-start text:name="__RefHeading___Toc1644_3574203484"/>Tabs<text:bookmark-end text:name="__RefHeading___Toc1644_3574203484"/></text:h>
          </table:table-cell>
        </table:table-row>
      </table:table>
      <text:p text:style-name="P6"><draw:frame draw:style-name="fr1" draw:name="Bild4" text:anchor-type="paragraph" svg:y="0.365cm" svg:width="3.521cm" svg:height="3.401cm" draw:z-index="6"><draw:image xlink:href="Pictures/10000001000000E3000000BA79F2B17E0A1EC15B.png" xlink:type="simple" xlink:show="embed" xlink:actuate="onLoad" draw:mime-type="image/png"/></draw:frame></text:p>
      <text:p text:style-name="Text_20_body">The Sidebars can have Tabs to switch between different content. Also the Properties editor has them.<text:span text:style-name="T14"> </text:span>Th<text:span text:style-name="T14">e</text:span> tabs<text:span text:style-name="T14"> </text:span>help<text:span text:style-name="T14">s</text:span> to organize the available tools into categories. In the 3D view it's also a common place where addons adds themselves.</text:p>
      <text:p text:style-name="P40"/>
      <text:p text:style-name="P40"/>
      <text:p text:style-name="P26"/>
      <table:table table:name="Tabelle9" table:style-name="Tabelle9">
        <table:table-column table:style-name="Tabelle9.A"/>
        <text:soft-page-break/>
        <table:table-row table:style-name="TableLine2514604049344">
          <table:table-cell table:style-name="Tabelle9.A1" office:value-type="string">
            <text:h text:style-name="P66" text:outline-level="1"><text:bookmark-start text:name="__RefHeading___Toc4782_3574203484"/>Menus, Buttons and Controls<text:bookmark-end text:name="__RefHeading___Toc4782_3574203484"/></text:h>
          </table:table-cell>
        </table:table-row>
      </table:table>
      <text:p text:style-name="P19"/>
      <text:p text:style-name="P23">The UI contains various control elements. Buttons, Menus, toggles, etc.</text:p>
      <text:p text:style-name="P23"/>
      <text:h text:style-name="Heading_20_2" text:outline-level="2"><draw:frame draw:style-name="fr1" draw:name="Bild8" text:anchor-type="paragraph" svg:y="0.328cm" svg:width="4.45cm" svg:height="4.77cm" draw:z-index="14"><draw:image xlink:href="Pictures/10000001000001070000011ACCF174BE179FB72C.png" xlink:type="simple" xlink:show="embed" xlink:actuate="onLoad" draw:mime-type="image/png"/></draw:frame><text:bookmark-start text:name="__RefHeading___Toc4784_3574203484"/>Menu<text:bookmark-end text:name="__RefHeading___Toc4784_3574203484"/></text:h>
      <text:p text:style-name="P19"/>
      <text:p text:style-name="Text_20_body">In the header you may find text menus. <text:s/>A text menu contains usually buttons. But it can also contain toggles. Or other menus.</text:p>
      <text:p text:style-name="P24"/>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23"/>
      <text:h text:style-name="P73" text:outline-level="2"><draw:frame draw:style-name="fr3" draw:name="Bild9" text:anchor-type="paragraph" svg:x="14.884cm" svg:y="0.818cm" svg:width="3.889cm" svg:height="2.18cm" draw:z-index="15"><draw:image xlink:href="Pictures/10000001000000E6000000814FF76419B41F4E2B.png" xlink:type="simple" xlink:show="embed" xlink:actuate="onLoad" draw:mime-type="image/png"/></draw:frame><draw:frame draw:style-name="fr3" draw:name="Bild10" text:anchor-type="paragraph" svg:x="12.383cm" svg:y="0.997cm" svg:width="1.649cm" svg:height="0.681cm" draw:z-index="16"><draw:image xlink:href="Pictures/10000001000000410000001B8644AC7E75154695.png" xlink:type="simple" xlink:show="embed" xlink:actuate="onLoad" draw:mime-type="image/png"/></draw:frame><text:bookmark-start text:name="__RefHeading___Toc4788_3574203484"/>Toggles<text:bookmark-end text:name="__RefHeading___Toc4788_3574203484"/></text:h>
      <text:p text:style-name="Text_20_body"><draw:frame draw:style-name="fr3" draw:name="Bild11" text:anchor-type="paragraph" svg:x="11.772cm" svg:y="0.87cm" svg:width="2.641cm" svg:height="0.91cm" draw:z-index="17"><draw:image xlink:href="Pictures/100000010000009C000000364C78BFC2003985E5.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24"/>
      <text:h text:style-name="Heading_20_2" text:outline-level="2"><draw:frame draw:style-name="fr3" draw:name="Bild12" text:anchor-type="paragraph" svg:x="15.411cm" svg:y="0.831cm" svg:width="2.641cm" svg:height="1.08cm" draw:z-index="18"><draw:image xlink:href="Pictures/100000010000009C0000004084B27008643F1962.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1" draw:name="Bild35" text:anchor-type="paragraph" svg:y="-0.106cm" svg:width="5.11cm" svg:height="0.91cm" draw:z-index="38"><draw:image xlink:href="Pictures/100000010000012E00000036557FB55010A3A904.png" xlink:type="simple" xlink:show="embed" xlink:actuate="onLoad" draw:mime-type="image/png"/></draw:frame><text:span text:style-name="T21">S</text:span><text:span text:style-name="T20">liders can snap incrementally</text:span><text:span text:style-name="T21">. Hover with the mouse over the slider, start to slide, and holding down </text:span><text:span text:style-name="Source_20_Text"><text:span text:style-name="T8">Ctrl</text:span></text:span><text:span text:style-name="T2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1" draw:name="Bild13" text:anchor-type="paragraph" svg:y="-0.014cm" svg:width="4.42cm" svg:height="1.401cm" draw:z-index="26"><draw:image xlink:href="Pictures/10000001000001050000005392AA8BEDA189215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25"><draw:frame draw:style-name="fr1" draw:name="Bild14" text:anchor-type="paragraph" svg:y="-0.012cm" svg:width="10.82cm" svg:height="6.971cm" draw:z-index="27"><draw:image xlink:href="Pictures/100000010000027F0000019C61B071EBB24A157B.png" xlink:type="simple" xlink:show="embed" xlink:actuate="onLoad" draw:mime-type="image/png"/></draw:frame><text:soft-page-break/></text:p>
      <text:p text:style-name="P25"/>
      <text:p text:style-name="P25"/>
      <text:p text:style-name="P25"/>
      <text:p text:style-name="P25"/>
      <text:p text:style-name="P25"/>
      <text:p text:style-name="P25"/>
      <text:p text:style-name="P25"/>
      <text:p text:style-name="P25"/>
      <text:h text:style-name="Heading_20_2" text:outline-level="2"><draw:frame draw:style-name="fr1" draw:name="Bild15" text:anchor-type="paragraph" svg:y="0.296cm" svg:width="5.279cm" svg:height="2.81cm" draw:z-index="28"><draw:image xlink:href="Pictures/1000000100000138000000A6DF76BD2DF1FCFA65.png" xlink:type="simple" xlink:show="embed" xlink:actuate="onLoad" draw:mime-type="image/png"/></draw:frame><draw:frame draw:style-name="fr3" draw:name="Bild16" text:anchor-type="paragraph" svg:x="9.603cm" svg:y="0.466cm" svg:width="3.251cm" svg:height="4.641cm" draw:z-index="29"><draw:image xlink:href="Pictures/10000001000000C000000112CD0FDAABE87A0998.png" xlink:type="simple" xlink:show="embed" xlink:actuate="onLoad" draw:mime-type="image/png"/></draw:frame><text:bookmark-start text:name="__RefHeading___Toc4794_3574203484"/>Color Picker<text:bookmark-end text:name="__RefHeading___Toc4794_3574203484"/></text:h>
      <text:p text:style-name="P30"><text:span text:style-name="T22">You may stumble across color pickers in the UI. When you do a painting job for example. This allows you to adjust color for the specific task.</text:span><text:span text:style-name="T15"> Like adjusting the brush color</text:span><text:span text:style-name="T23">.</text:span></text:p>
      <text:p text:style-name="P27"/>
      <text:h text:style-name="Heading_20_2" text:outline-level="2"><text:bookmark-start text:name="__RefHeading___Toc4159_1592941088"/>Widgets<text:bookmark-end text:name="__RefHeading___Toc4159_1592941088"/></text:h>
      <text:p text:style-name="P36">There are various widget types in Bforartists to find. Most of them in the 3D View. Widgets allows you to manipulate the transformation along one or more axis.</text:p>
      <text:p text:style-name="P36"/>
      <text:p text:style-name="P36"><draw:frame draw:style-name="fr3" draw:name="Bild17" text:anchor-type="paragraph" svg:x="0.122cm" svg:y="-0.25cm" svg:width="3.731cm" svg:height="1.739cm" draw:z-index="30"><draw:image xlink:href="Pictures/10000001000000DC00000067BDD1E0CA5B93FA19.png" xlink:type="simple" xlink:show="embed" xlink:actuate="onLoad" draw:mime-type="image/png"/></draw:frame><draw:frame draw:style-name="fr3" draw:name="Bild19" text:anchor-type="paragraph" svg:x="4.35cm" svg:y="-0.258cm" svg:width="3.829cm" svg:height="3.33cm" draw:z-index="31"><draw:image xlink:href="Pictures/10000001000000E2000000C5E49D1E77D735689E.png" xlink:type="simple" xlink:show="embed" xlink:actuate="onLoad" draw:mime-type="image/png"/></draw:frame><draw:frame draw:style-name="fr3" draw:name="Bild23" text:anchor-type="paragraph" svg:x="8.851cm" svg:y="-0.298cm" svg:width="3.251cm" svg:height="3.371cm" draw:z-index="32"><draw:image xlink:href="Pictures/10000001000000C0000000C72EFF7F4642D5805A.png" xlink:type="simple" xlink:show="embed" xlink:actuate="onLoad" draw:mime-type="image/png"/></draw:frame></text:p>
      <text:p text:style-name="P36"/>
      <text:p text:style-name="P36"/>
      <text:h text:style-name="Heading_20_3" text:outline-level="3"><draw:frame draw:style-name="fr3" draw:name="Bild24" text:anchor-type="paragraph" svg:x="15.893cm" svg:y="0.501cm" svg:width="2.191cm" svg:height="2.08cm" draw:z-index="33"><draw:image xlink:href="Pictures/100000010000005600000052A95765CA3F7C9C66.png" xlink:type="simple" xlink:show="embed" xlink:actuate="onLoad" draw:mime-type="image/png"/></draw:frame><draw:frame draw:style-name="fr3" draw:name="Bild25" text:anchor-type="paragraph" svg:x="13.351cm" svg:y="0.501cm" svg:width="1.85cm" svg:height="1.73cm" draw:z-index="34"><draw:image xlink:href="Pictures/100000010000004900000044C47342B14DE3ACB1.png" xlink:type="simple" xlink:show="embed" xlink:actuate="onLoad" draw:mime-type="image/png"/></draw:frame><text:bookmark-start text:name="__RefHeading___Toc4163_1592941088"/>Cursors<text:bookmark-end text:name="__RefHeading___Toc4163_1592941088"/></text:h>
      <text:p text:style-name="P36">A cursor is a center point, and allows manipulation in different ways. Objects gets created at the 3D cursor in the 3D view. You can set the cursor at different locations. You can snap it to elements, and you can snap elements to it.</text:p>
      <text:p text:style-name="P27"/>
      <text:p text:style-name="P9"/>
      <table:table table:name="Tabelle2" table:style-name="Tabelle2">
        <table:table-column table:style-name="Tabelle2.A"/>
        <table:table-row table:style-name="TableLine2514604049616">
          <table:table-cell table:style-name="Tabelle2.A1" office:value-type="string">
            <text:h text:style-name="P67"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001000001DE000000D70B350BAB08D0FDD4.png" xlink:type="simple" xlink:show="embed" xlink:actuate="onLoad" draw:mime-type="image/png"/></draw:frame><text:bookmark-start text:name="__RefHeading___Toc3620_1452173335"/><text:soft-page-break/>Multi Value Editing<text:bookmark-end text:name="__RefHeading___Toc3620_1452173335"/></text:h>
      <text:p text:style-name="P48">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42">You can also enter expressions <text:span text:style-name="T15">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5" text:outline-level="4"><text:bookmark-start text:name="__RefHeading___Toc2946_1942639817"/>Expressions as Drivers<text:bookmark-end text:name="__RefHeading___Toc2946_1942639817"/></text:h>
      <text:p text:style-name="P42">You may want your expression to be re-evaluated after its entered. Blender supports this using <text:span text:style-name="Emphasis">Drivers</text:span> (a feature of the animation system).</text:p>
      <text:p text:style-name="P42">Expression beginning with <text:span text:style-name="Source_20_Text">#</text:span>, have a special use. Instead of evaluating the value and discarding the expression, a driver is added to the property with the expression entered.</text:p>
      <text:p text:style-name="P42">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7"><draw:image xlink:href="Pictures/100000010000014B000000C6AC079BE31743D90C.png" xlink:type="simple" xlink:show="embed" xlink:actuate="onLoad" draw:mime-type="image/png"/></draw:frame><text:bookmark-start text:name="__RefHeading___Toc3624_1452173335"/>Units<text:bookmark-end text:name="__RefHeading___Toc3624_1452173335"/></text:h>
      <text:p text:style-name="P34"><text:span text:style-name="T15">Y</text:span>ou can mix units with numbers<text:span text:style-name="T15">. </text:span><text:span text:style-name="T19">This m</text:span><text:span text:style-name="T15">eans when yo</text:span><text:span text:style-name="T19">u</text:span><text:span text:style-name="T15"> work in meters, then you can type in cm for centimeters. And the correct value will be used then.</text:span></text:p>
      <text:p text:style-name="P36"><text:span text:style-name="T16">You can even mix units in the same expression. For example 1m, 3mm. Or do complex mathematical calculations like</text:span><text:span text:style-name="T17"> </text:span><text:span text:style-name="Source_20_Text"><text:span text:style-name="T17">2.2mm + 5' / 3" - 2yards</text:span></text:span><text:span text:style-name="T17"> . Commas are optional.</text:span></text:p>
      <text:p text:style-name="P36">Units can be adjusted in the Properties Editor in the Scene tab in the Units panel.</text:p>
      <text:p text:style-name="P34"><text:span text:style-name="T15">Such u</text:span>nits need<text:span text:style-name="T15">s</text:span> to be set in the scene settings<text:span text:style-name="T15">. </text:span>Metric or Imperial<text:span text:style-name="T15">.</text:span></text:p>
      <text:h text:style-name="Heading_20_3" text:outline-level="3"><text:bookmark-start text:name="__RefHeading___Toc2950_1942639817"/>Unit Names<text:bookmark-end text:name="__RefHeading___Toc2950_1942639817"/></text:h>
      <text:p text:style-name="P34">Unit names have can be used with both long and short forms<text:span text:style-name="T15">. Both is recognized.</text:span></text:p>
      <text:p text:style-name="P34"><text:span text:style-name="T15">Here is a list of</text:span> recognized unit names you can use.<text:span text:style-name="T15"> </text:span>Plurals of the names are recognized too, so <text:span text:style-name="Source_20_Text">meter</text:span> and <text:span text:style-name="Source_20_Text">meters</text:span> can both be used.</text:p>
      <text:p text:style-name="P50"><text:bookmark text:name="id6"/></text:p>
      <text:p text:style-name="P11">Imperial Units</text:p>
      <table:table table:name="Tabelle23" table:style-name="Tabelle23">
        <table:table-column table:style-name="Tabelle23.A"/>
        <table:table-column table:style-name="Tabelle23.B"/>
        <table:table-column table:style-name="Tabelle23.C"/>
        <table:table-header-rows>
          <table:table-row table:style-name="TableLine2514604061584">
            <table:table-cell table:style-name="Tabelle23.A1" office:value-type="string">
              <text:p text:style-name="P44">Full Name</text:p>
            </table:table-cell>
            <table:table-cell table:style-name="Tabelle23.A1" office:value-type="string">
              <text:p text:style-name="P44">Short Name(s)</text:p>
            </table:table-cell>
            <table:table-cell table:style-name="Tabelle23.C1" office:value-type="string">
              <text:p text:style-name="P44">Scale of a Meter</text:p>
            </table:table-cell>
          </table:table-row>
        </table:table-header-rows>
        <table:table-row table:style-name="TableLine2514604080624">
          <table:table-cell table:style-name="Tabelle23.A7" office:value-type="string">
            <text:p text:style-name="P44">thou</text:p>
          </table:table-cell>
          <table:table-cell table:style-name="Tabelle23.B7" office:value-type="string">
            <text:p text:style-name="P43"><text:span text:style-name="Source_20_Text">mil</text:span></text:p>
          </table:table-cell>
          <table:table-cell table:style-name="Tabelle23.C7" office:value-type="string">
            <text:p text:style-name="P43">0.0000254</text:p>
          </table:table-cell>
        </table:table-row>
        <table:table-row table:style-name="TableLine2514604073552">
          <table:table-cell table:style-name="Tabelle23.A7" office:value-type="string">
            <text:p text:style-name="P44">inch</text:p>
          </table:table-cell>
          <table:table-cell table:style-name="Tabelle23.B7" office:value-type="string">
            <text:p text:style-name="P43"><text:span text:style-name="Source_20_Text">"</text:span>, <text:span text:style-name="Source_20_Text">in</text:span></text:p>
          </table:table-cell>
          <table:table-cell table:style-name="Tabelle23.C7" office:value-type="string">
            <text:p text:style-name="P43">0.0254</text:p>
          </table:table-cell>
        </table:table-row>
        <text:soft-page-break/>
        <table:table-row table:style-name="TableLine2514604075728">
          <table:table-cell table:style-name="Tabelle23.A7" office:value-type="string">
            <text:p text:style-name="P44">foot, feet</text:p>
          </table:table-cell>
          <table:table-cell table:style-name="Tabelle23.B7" office:value-type="string">
            <text:p text:style-name="P43"><text:span text:style-name="Source_20_Text">'</text:span>, <text:span text:style-name="Source_20_Text">ft</text:span></text:p>
          </table:table-cell>
          <table:table-cell table:style-name="Tabelle23.C7" office:value-type="string">
            <text:p text:style-name="P43">0.3048</text:p>
          </table:table-cell>
        </table:table-row>
        <table:table-row table:style-name="TableLine2514604077904">
          <table:table-cell table:style-name="Tabelle23.A7" office:value-type="string">
            <text:p text:style-name="P44">yard</text:p>
          </table:table-cell>
          <table:table-cell table:style-name="Tabelle23.B7" office:value-type="string">
            <text:p text:style-name="P43"><text:span text:style-name="Source_20_Text">yd</text:span></text:p>
          </table:table-cell>
          <table:table-cell table:style-name="Tabelle23.C7" office:value-type="string">
            <text:p text:style-name="P43">0.9144</text:p>
          </table:table-cell>
        </table:table-row>
        <table:table-row table:style-name="TableLine2514604076000">
          <table:table-cell table:style-name="Tabelle23.A7" office:value-type="string">
            <text:p text:style-name="P44">chain</text:p>
          </table:table-cell>
          <table:table-cell table:style-name="Tabelle23.B7" office:value-type="string">
            <text:p text:style-name="P43"><text:span text:style-name="Source_20_Text">ch</text:span></text:p>
          </table:table-cell>
          <table:table-cell table:style-name="Tabelle23.C7" office:value-type="string">
            <text:p text:style-name="P43">20.1168</text:p>
          </table:table-cell>
        </table:table-row>
        <table:table-row table:style-name="TableLine2514604071104">
          <table:table-cell table:style-name="Tabelle23.A7" office:value-type="string">
            <text:p text:style-name="P44">furlong</text:p>
          </table:table-cell>
          <table:table-cell table:style-name="Tabelle23.B7" office:value-type="string">
            <text:p text:style-name="P43"><text:span text:style-name="Source_20_Text">fur</text:span></text:p>
          </table:table-cell>
          <table:table-cell table:style-name="Tabelle23.C7" office:value-type="string">
            <text:p text:style-name="P43">201.168</text:p>
          </table:table-cell>
        </table:table-row>
        <table:table-row table:style-name="TableLine2514604069472">
          <table:table-cell table:style-name="Tabelle23.A8" office:value-type="string">
            <text:p text:style-name="P44">mile</text:p>
          </table:table-cell>
          <table:table-cell table:style-name="Tabelle23.B8" office:value-type="string">
            <text:p text:style-name="P43"><text:span text:style-name="Source_20_Text">mi</text:span>, <text:span text:style-name="Source_20_Text">m</text:span></text:p>
          </table:table-cell>
          <table:table-cell table:style-name="Tabelle23.C8" office:value-type="string">
            <text:p text:style-name="P43">1609.344</text:p>
          </table:table-cell>
        </table:table-row>
      </table:table>
      <text:p text:style-name="P50"><text:bookmark text:name="id7"/></text:p>
      <text:p text:style-name="P11">Metric Units</text:p>
      <table:table table:name="Tabelle24" table:style-name="Tabelle24">
        <table:table-column table:style-name="Tabelle24.A"/>
        <table:table-column table:style-name="Tabelle24.B"/>
        <table:table-column table:style-name="Tabelle24.C"/>
        <table:table-header-rows>
          <table:table-row table:style-name="TableLine2514604072192">
            <table:table-cell table:style-name="Tabelle24.A1" office:value-type="string">
              <text:p text:style-name="P44">Full Name</text:p>
            </table:table-cell>
            <table:table-cell table:style-name="Tabelle24.A1" office:value-type="string">
              <text:p text:style-name="P44">Short Name(s)</text:p>
            </table:table-cell>
            <table:table-cell table:style-name="Tabelle24.C1" office:value-type="string">
              <text:p text:style-name="P44">Scale of a Meter</text:p>
            </table:table-cell>
          </table:table-row>
        </table:table-header-rows>
        <table:table-row table:style-name="TableLine2514604069200">
          <table:table-cell table:style-name="Tabelle24.A8" office:value-type="string">
            <text:p text:style-name="P44">micrometer</text:p>
          </table:table-cell>
          <table:table-cell table:style-name="Tabelle24.B8" office:value-type="string">
            <text:p text:style-name="P43"><text:span text:style-name="Source_20_Text">um</text:span></text:p>
          </table:table-cell>
          <table:table-cell table:style-name="Tabelle24.C8" office:value-type="string">
            <text:p text:style-name="P43">0.000001</text:p>
          </table:table-cell>
        </table:table-row>
        <table:table-row table:style-name="TableLine2514604078176">
          <table:table-cell table:style-name="Tabelle24.A8" office:value-type="string">
            <text:p text:style-name="P44">millimeter</text:p>
          </table:table-cell>
          <table:table-cell table:style-name="Tabelle24.B8" office:value-type="string">
            <text:p text:style-name="P43"><text:span text:style-name="Source_20_Text">mm</text:span></text:p>
          </table:table-cell>
          <table:table-cell table:style-name="Tabelle24.C8" office:value-type="string">
            <text:p text:style-name="P43">0.001</text:p>
          </table:table-cell>
        </table:table-row>
        <table:table-row table:style-name="TableLine2514604073008">
          <table:table-cell table:style-name="Tabelle24.A8" office:value-type="string">
            <text:p text:style-name="P44">centimeter</text:p>
          </table:table-cell>
          <table:table-cell table:style-name="Tabelle24.B8" office:value-type="string">
            <text:p text:style-name="P43"><text:span text:style-name="Source_20_Text">cm</text:span></text:p>
          </table:table-cell>
          <table:table-cell table:style-name="Tabelle24.C8" office:value-type="string">
            <text:p text:style-name="P43">0.01</text:p>
          </table:table-cell>
        </table:table-row>
        <table:table-row table:style-name="TableLine2514604076816">
          <table:table-cell table:style-name="Tabelle24.A8" office:value-type="string">
            <text:p text:style-name="P44">decimeter</text:p>
          </table:table-cell>
          <table:table-cell table:style-name="Tabelle24.B8" office:value-type="string">
            <text:p text:style-name="P43"><text:span text:style-name="Source_20_Text">dm</text:span></text:p>
          </table:table-cell>
          <table:table-cell table:style-name="Tabelle24.C8" office:value-type="string">
            <text:p text:style-name="P43">0.1</text:p>
          </table:table-cell>
        </table:table-row>
        <table:table-row table:style-name="TableLine2514604082256">
          <table:table-cell table:style-name="Tabelle24.A8" office:value-type="string">
            <text:p text:style-name="P44">meter</text:p>
          </table:table-cell>
          <table:table-cell table:style-name="Tabelle24.B8" office:value-type="string">
            <text:p text:style-name="P43"><text:span text:style-name="Source_20_Text">m</text:span></text:p>
          </table:table-cell>
          <table:table-cell table:style-name="Tabelle24.C8" office:value-type="string">
            <text:p text:style-name="P43">1.0</text:p>
          </table:table-cell>
        </table:table-row>
        <table:table-row table:style-name="TableLine2514604077088">
          <table:table-cell table:style-name="Tabelle24.A8" office:value-type="string">
            <text:p text:style-name="P44">dekameter</text:p>
          </table:table-cell>
          <table:table-cell table:style-name="Tabelle24.B8" office:value-type="string">
            <text:p text:style-name="P43"><text:span text:style-name="Source_20_Text">dam</text:span></text:p>
          </table:table-cell>
          <table:table-cell table:style-name="Tabelle24.C8" office:value-type="string">
            <text:p text:style-name="P43">10.0</text:p>
          </table:table-cell>
        </table:table-row>
        <table:table-row table:style-name="TableLine2514604074912">
          <table:table-cell table:style-name="Tabelle24.A8" office:value-type="string">
            <text:p text:style-name="P44">hectometer</text:p>
          </table:table-cell>
          <table:table-cell table:style-name="Tabelle24.B8" office:value-type="string">
            <text:p text:style-name="P43"><text:span text:style-name="Source_20_Text">hm</text:span></text:p>
          </table:table-cell>
          <table:table-cell table:style-name="Tabelle24.C8" office:value-type="string">
            <text:p text:style-name="P43">100.0</text:p>
          </table:table-cell>
        </table:table-row>
        <table:table-row table:style-name="TableLine2514604067296">
          <table:table-cell table:style-name="Tabelle24.A9" office:value-type="string">
            <text:p text:style-name="P44">kilometer</text:p>
          </table:table-cell>
          <table:table-cell table:style-name="Tabelle24.B9" office:value-type="string">
            <text:p text:style-name="P43"><text:span text:style-name="Source_20_Text">km</text:span></text:p>
          </table:table-cell>
          <table:table-cell table:style-name="Tabelle24.C9" office:value-type="string">
            <text:p text:style-name="P43">1000.0</text:p>
          </table:table-cell>
        </table:table-row>
      </table:table>
      <text:p text:style-name="Text_20_body"/>
      <table:table table:name="Tabelle3" table:style-name="Tabelle3">
        <table:table-column table:style-name="Tabelle3.A"/>
        <table:table-row table:style-name="TableLine2514604081440">
          <table:table-cell table:style-name="Tabelle3.A1" office:value-type="string">
            <text:h text:style-name="P67" text:outline-level="1"><text:bookmark-start text:name="__RefHeading___Toc3626_1452173335"/>Menu shortcuts<text:bookmark-end text:name="__RefHeading___Toc3626_1452173335"/></text:h>
          </table:table-cell>
        </table:table-row>
      </table:table>
      <text:h text:style-name="P76" text:outline-level="3"><text:bookmark-start text:name="__RefHeading___Toc2954_1942639817"/><text:bookmark-end text:name="__RefHeading___Toc2954_1942639817"/></text:h>
      <text:list xml:id="list2779245244" text:style-name="L1">
        <text:list-item>
          <text:p text:style-name="P78">Arrow keys can be used to navigate<text:span text:style-name="T4"> into a menu</text:span> </text:p>
        </text:list-item>
        <text:list-item>
          <text:p text:style-name="P78">Each menu item has an underlined character which can be pressed to activate it. </text:p>
        </text:list-item>
        <text:list-item>
          <text:p text:style-name="P78">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8">Press <text:span text:style-name="Source_20_Text">Return</text:span> to activate the selected menu item. </text:p>
        </text:list-item>
        <text:list-item>
          <text:p text:style-name="P79">Press <text:span text:style-name="Source_20_Text">Esc</text:span> to cancel the menu. </text:p>
        </text:list-item>
      </text:list>
      <text:p text:style-name="P27"/>
      <text:p text:style-name="P27"/>
      <text:p text:style-name="P27"/>
      <text:p text:style-name="P27"/>
      <table:table table:name="Tabelle8" table:style-name="Tabelle8">
        <table:table-column table:style-name="Tabelle8.A"/>
        <table:table-row table:style-name="TableLine2514604081712">
          <table:table-cell table:style-name="Tabelle8.A1" office:value-type="string">
            <text:h text:style-name="P68" text:outline-level="1"><text:bookmark-start text:name="__RefHeading___Toc628_1811363679"/>Tool Shelf<text:bookmark-end text:name="__RefHeading___Toc628_1811363679"/></text:h>
          </table:table-cell>
        </table:table-row>
      </table:table>
      <text:p text:style-name="P29"><draw:frame draw:style-name="fr1" draw:name="Bild18" text:anchor-type="paragraph" svg:y="0.273cm" svg:width="1.64cm" svg:height="2.91cm" draw:z-index="19"><draw:image xlink:href="Pictures/1000000100000061000000AC3DC5F6E7902B52FB.png" xlink:type="simple" xlink:show="embed" xlink:actuate="onLoad" draw:mime-type="image/png"/></draw:frame></text:p>
      <text:p text:style-name="P20">Some editors have a Tool Shelf at the left side. This tool shelf contains the tools. It can be resized by dragging. It can be closed and opened. </text:p>
      <text:p text:style-name="P29"/>
      <text:p text:style-name="P29"/>
      <text:h text:style-name="P74" text:outline-level="2"><text:bookmark-start text:name="__RefHeading___Toc942_3799479293"/>Opening and closing<text:span text:style-name="T12"> by menu and hotkey</text:span><text:bookmark-end text:name="__RefHeading___Toc942_3799479293"/></text:h>
      <text:p text:style-name="P22"><draw:frame draw:style-name="fr2" draw:name="Bild20" text:anchor-type="paragraph" svg:y="0.012cm" svg:width="4.54cm" svg:height="1.61cm" draw:z-index="20"><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22">It also shows the hotkey<text:span text:style-name="T11">.</text:span></text:p>
      <text:h text:style-name="P75" text:outline-level="2"><draw:frame draw:style-name="fr1" draw:name="Bild21" text:anchor-type="paragraph" svg:y="0.863cm" svg:width="2.439cm" svg:height="5.099cm" draw:z-index="21"><draw:image xlink:href="Pictures/10000001000000900000012DB16B78B278E4B8A9.png" xlink:type="simple" xlink:show="embed" xlink:actuate="onLoad" draw:mime-type="image/png"/></draw:frame><text:bookmark-start text:name="__RefHeading___Toc944_3799479293"/><text:soft-page-break/>Resize<text:bookmark-end text:name="__RefHeading___Toc944_3799479293"/></text:h>
      <text:p text:style-name="P22">You can grab the border and drag the Tool Shelf and the Properties Sidebar to the left or to the right to expand or to close <text:span text:style-name="T11">it</text:span>.</text:p>
      <text:p text:style-name="P13">The tool shelf shows a special behavior when you drag it bigger. Then the icon buttons becomes text buttons.</text:p>
      <text:p text:style-name="P13"/>
      <text:p text:style-name="P13"/>
      <text:p text:style-name="P13"/>
      <text:h text:style-name="P75" text:outline-level="2"><draw:frame draw:style-name="fr1" draw:name="Bild22" text:anchor-type="paragraph" svg:y="0.75cm" svg:width="1.09cm" svg:height="1.829cm" draw:z-index="22"><draw:image xlink:href="Pictures/100000010000002B000000484FBF78C6669BBDA2.png" xlink:type="simple" xlink:show="embed" xlink:actuate="onLoad" draw:mime-type="image/png"/></draw:frame><text:bookmark-start text:name="__RefHeading___Toc946_3799479293"/>Open <text:span text:style-name="T11">Tool Shelf </text:span>by Plus Button<text:bookmark-end text:name="__RefHeading___Toc946_3799479293"/></text:h>
      <text:p text:style-name="P21">When a sidebar is closed then you will see a little plus button. When you click at this button then the sidebar will reappear.</text:p>
      <text:p text:style-name="P29"/>
      <text:p text:style-name="P29"/>
      <table:table table:name="Tabelle10" table:style-name="Tabelle10">
        <table:table-column table:style-name="Tabelle10.A"/>
        <table:table-row table:style-name="TableLine2514604079808">
          <table:table-cell table:style-name="Tabelle10.A1" office:value-type="string">
            <text:h text:style-name="P68" text:outline-level="1"><text:bookmark-start text:name="__RefHeading___Toc948_3799479293"/>Sidebar<text:bookmark-end text:name="__RefHeading___Toc948_3799479293"/></text:h>
          </table:table-cell>
        </table:table-row>
      </table:table>
      <text:p text:style-name="P29"><draw:frame draw:style-name="fr2" draw:name="Bild29" text:anchor-type="paragraph" svg:y="0.443cm" svg:width="3.15cm" svg:height="2.84cm" draw:z-index="23"><draw:image xlink:href="Pictures/10000001000000BA000000A8DB8CE69F3B775D7F.png" xlink:type="simple" xlink:show="embed" xlink:actuate="onLoad" draw:mime-type="image/png"/></draw:frame><text:line-break/><text:span text:style-name="T12">Some editors have a Sidebar at the right side. It can be resized by dragging. It can be closed and opened. </text:span></text:p>
      <text:p text:style-name="P29"/>
      <text:p text:style-name="P29"/>
      <text:h text:style-name="P74" text:outline-level="2"><text:bookmark-start text:name="__RefHeading___Toc630_1811363679"/>Opening and closing<text:span text:style-name="T12"> by menu and hotkey</text:span><text:bookmark-end text:name="__RefHeading___Toc630_1811363679"/></text:h>
      <text:p text:style-name="P22"><draw:frame draw:style-name="fr2" draw:name="Bild30" text:anchor-type="paragraph" svg:y="0.062cm" svg:width="4.54cm" svg:height="1.61cm" draw:z-index="24"><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22">It also shows the hotkey.</text:p>
      <text:p text:style-name="P28"/>
      <text:p text:style-name="P32"/>
      <text:h text:style-name="P75" text:outline-level="2"><text:bookmark-start text:name="__RefHeading___Toc632_1811363679"/>Resize<text:bookmark-end text:name="__RefHeading___Toc632_1811363679"/></text:h>
      <text:p text:style-name="P22">You can grab the border and drag the Sidebar to the left or to the right to expand or to close it.</text:p>
      <text:h text:style-name="P75" text:outline-level="2"><draw:frame draw:style-name="fr1" draw:name="Bild28" text:anchor-type="paragraph" svg:y="0.123cm" svg:width="2.08cm" svg:height="2.39cm" draw:z-index="25"><draw:image xlink:href="Pictures/10000001000000520000005E55437BB3F377F2E0.png" xlink:type="simple" xlink:show="embed" xlink:actuate="onLoad" draw:mime-type="image/png"/></draw:frame><text:bookmark-start text:name="__RefHeading___Toc634_1811363679"/>Open <text:span text:style-name="T13">Sidebar </text:span>by Plus Button<text:bookmark-end text:name="__RefHeading___Toc634_1811363679"/></text:h>
      <text:p text:style-name="P30"><text:bookmark-start text:name="__RefHeading___Toc1466_1942639817"/><text:span text:style-name="T12">When a sidebar is closed then you will see a little plus button. When you click at this button then the sidebar will reappear.</text:span><text:line-break/> <text:bookmark-end text:name="__RefHeading___Toc1466_1942639817"/></text:p>
      <text:p text:style-name="P29"><text:s/></text:p>
      <table:table table:name="Tabelle6" table:style-name="Tabelle6">
        <table:table-column table:style-name="Tabelle6.A"/>
        <table:table-row table:style-name="TableLine2514604066208">
          <table:table-cell table:style-name="Tabelle6.A1" office:value-type="string">
            <text:h text:style-name="P69" text:outline-level="1"><text:bookmark-start text:name="__RefHeading___Toc482_1836124620"/>Input Devices<text:bookmark-end text:name="__RefHeading___Toc482_1836124620"/></text:h>
          </table:table-cell>
        </table:table-row>
      </table:table>
      <text:p text:style-name="P31"/>
      <text:p text:style-name="P30">Bforartists supports various types of input devices:</text:p>
      <text:list xml:id="list3710276424" text:style-name="L2">
        <text:list-item>
          <text:p text:style-name="P80"><text:soft-page-break/>Keyboard (recommended: keyboard with numeric keypad, English layout works best) </text:p>
        </text:list-item>
        <text:list-item>
          <text:p text:style-name="P80">Mouse (recommended: 3 button mouse with scroll wheel) </text:p>
        </text:list-item>
        <text:list-item>
          <text:p text:style-name="P80">NDOF Devices (also known as <text:span text:style-name="Emphasis">3D Mouse</text:span>) </text:p>
        </text:list-item>
        <text:list-item>
          <text:p text:style-name="P81">Graphic Tablets </text:p>
        </text:list-item>
      </text:list>
      <text:h text:style-name="P75" text:outline-level="2"><text:bookmark-start text:name="__RefHeading___Toc3616_1452173335"/>Non English Keyboard<text:bookmark-end text:name="__RefHeading___Toc3616_1452173335"/></text:h>
      <text:p text:style-name="Text_20_body">If you use a keyboard with a non-English keyboard layout, you <text:span text:style-name="T3">may stumble across bugs and quirks and odd behaviors. Blender was developed for and with the </text:span>UK or US layout<text:span text:style-name="T3">. Some quirks for other keyboard layouts slipped through. And quite a few of those old bugs are still unfixed in Bforartists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53:22.629000000</meta:creation-date>
    <dc:title>standard1cm</dc:title>
    <meta:editing-duration>PT5H10M22S</meta:editing-duration>
    <meta:editing-cycles>45</meta:editing-cycles>
    <meta:generator>LibreOffice/7.2.7.2$Windows_X86_64 LibreOffice_project/8d71d29d553c0f7dcbfa38fbfda25ee34cce99a2</meta:generator>
    <dc:date>2023-10-07T09:07:43.528000000</dc:date>
    <meta:document-statistic meta:table-count="15" meta:image-count="40" meta:object-count="0" meta:page-count="11" meta:paragraph-count="210" meta:word-count="2240" meta:character-count="11898" meta:non-whitespace-character-count="9849"/>
    <meta:template xlink:type="simple" xlink:actuate="onRequest" xlink:title="standard1cm" xlink:href="../../../../AppData/Roaming/LibreOffice/4/user/template/standard1cm.ott" meta:date="2016-03-28T18:53:22.481000000"/>
  </office:meta>
</office:document-meta>
</file>